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75cm" fo:min-width="2.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75cm" fo:min-width="3.5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75cm" fo:min-width="3.5cm"/>
      <style:paragraph-properties style:writing-mode="lr-tb"/>
    </style:style>
    <style:style style:name="gr4" style:family="graphic" style:parent-style-name="objectwithoutfill">
      <style:graphic-properties draw:marker-end="Arrow" draw:marker-end-width="0.3cm" draw:fill="solid" draw:textarea-vertical-align="middle"/>
    </style:style>
    <style:style style:name="gr5" style:family="graphic" style:parent-style-name="objectwithoutfill">
      <style:graphic-properties draw:marker-end="" draw:marker-end-width="0.3cm" draw:fill="solid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8pt" style:font-size-complex="18pt"/>
    </style:style>
    <style:style style:name="P3" style:family="paragraph">
      <loext:graphic-properties draw:fill="solid"/>
      <style:paragraph-properties fo:text-align="center"/>
    </style:style>
    <style:style style:name="T1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6" draw:id="id6" draw:layer="layout" svg:width="3cm" svg:height="2cm" svg:x="2cm" svg:y="4cm">
          <text:p text:style-name="P1"><text:span text:style-name="T1">Audio from</text:span></text:p>
          <text:p text:style-name="P1"><text:span text:style-name="T1"><text:s/></text:span><text:span text:style-name="T1">soundcar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1" draw:id="id11" draw:layer="layout" svg:width="3cm" svg:height="2cm" svg:x="2cm" svg:y="7cm">
          <text:p text:style-name="P1"><text:span text:style-name="T1">Audio to</text:span></text:p>
          <text:p text:style-name="P1"><text:span text:style-name="T1"><text:s/></text:span><text:span text:style-name="T1">soundcard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8" draw:id="id8" draw:layer="layout" svg:width="4cm" svg:height="1cm" svg:x="13cm" svg:y="4cm">
          <text:p text:style-name="P1"><text:span text:style-name="T1">Compress (OPUS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7" draw:id="id7" draw:layer="layout" svg:width="4cm" svg:height="1cm" svg:x="7cm" svg:y="4cm">
          <text:p text:style-name="P1"><text:span text:style-name="T1">Voice Effect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cm" svg:height="1cm" svg:x="13cm" svg:y="8cm">
          <text:p text:style-name="P1"><text:span text:style-name="T1">Transmit Data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4" draw:id="id4" draw:layer="layout" svg:width="4cm" svg:height="1cm" svg:x="19cm" svg:y="4cm">
          <text:p text:style-name="P1"><text:span text:style-name="T1">Play Music (mp3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4cm" svg:height="1cm" svg:x="19cm" svg:y="10cm">
          <text:p text:style-name="P1"><text:span text:style-name="T1">Compres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0" draw:id="id10" draw:layer="layout" svg:width="4cm" svg:height="1cm" svg:x="7cm" svg:y="6cm">
          <text:p text:style-name="P1"><text:span text:style-name="T1">Room Acoustic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cm" svg:height="1cm" svg:x="13cm" svg:y="10cm">
          <text:p text:style-name="P1"><text:span text:style-name="T1">Receive Data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4cm" svg:height="1cm" svg:x="13cm" svg:y="6cm">
          <text:p text:style-name="P1"><text:span text:style-name="T1">Combine stream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3" draw:id="id13" draw:layer="layout" svg:width="4cm" svg:height="1cm" svg:x="13cm" svg:y="12cm">
          <text:p text:style-name="P1"><text:span text:style-name="T1">Split Streams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3" draw:id="id3" draw:layer="layout" svg:width="4cm" svg:height="2cm" svg:x="13cm" svg:y="14cm">
          <text:p text:style-name="P1"><text:span text:style-name="T1">Generate Answers</text:span></text:p>
          <text:p text:style-name="P1"><text:span text:style-name="T1">&amp; </text:span></text:p>
          <text:p text:style-name="P1"><text:span text:style-name="T1">Auto Forwarding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9" draw:id="id9" draw:layer="layout" svg:width="4cm" svg:height="2cm" svg:x="13cm" svg:y="17cm">
          <text:p text:style-name="P1"><text:span text:style-name="T1">Decompress Voice </text:span></text:p>
          <text:p text:style-name="P1"><text:span text:style-name="T1">and Ambien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cm" svg:height="1cm" svg:x="19cm" svg:y="6cm">
          <text:p text:style-name="P1"><text:span text:style-name="T1">Play Ambient (mp3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5" draw:id="id5" draw:layer="layout" svg:width="4cm" svg:height="1cm" svg:x="19cm" svg:y="8cm">
          <text:p text:style-name="P1"><text:span text:style-name="T1">Combine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15cm" svg:y1="5cm" svg:x2="15cm" svg:y2="6cm" svg:d="M15000 5000v1000" svg:viewBox="0 0 1 1001">
          <text:p/>
        </draw:connector>
        <draw:connector draw:style-name="gr4" draw:text-style-name="P3" draw:layer="layout" draw:type="curve" svg:x1="19cm" svg:y1="10.5cm" svg:x2="17cm" svg:y2="6.5cm" draw:start-shape="id1" draw:start-glue-point="3" draw:end-shape="id2" draw:end-glue-point="1" svg:d="M19000 10500c-1500 0-500-4000-2000-4000" svg:viewBox="0 0 2001 4001">
          <text:p/>
        </draw:connector>
        <draw:connector draw:style-name="gr4" draw:text-style-name="P3" draw:layer="layout" svg:x1="15cm" svg:y1="7cm" svg:x2="15cm" svg:y2="8cm" svg:d="M15000 7000v1000" svg:viewBox="0 0 1 1001">
          <text:p/>
        </draw:connector>
        <draw:connector draw:style-name="gr4" draw:text-style-name="P3" draw:layer="layout" draw:type="curve" draw:line-skew="-0.151cm" svg:x1="17cm" svg:y1="15cm" svg:x2="17cm" svg:y2="6.5cm" draw:start-shape="id3" draw:start-glue-point="1" draw:end-shape="id2" draw:end-glue-point="1" svg:d="M17000 15000c525 0 525-8500 0-8500" svg:viewBox="0 0 395 8501">
          <text:p/>
        </draw:connector>
        <draw:connector draw:style-name="gr4" draw:text-style-name="P3" draw:layer="layout" svg:x1="15cm" svg:y1="11cm" svg:x2="15cm" svg:y2="12cm" svg:d="M15000 11000v1000" svg:viewBox="0 0 1 1001">
          <text:p/>
        </draw:connector>
        <draw:connector draw:style-name="gr4" draw:text-style-name="P3" draw:layer="layout" svg:x1="15cm" svg:y1="13cm" svg:x2="15cm" svg:y2="14cm" svg:d="M15000 13000v1000" svg:viewBox="0 0 1 1001">
          <text:p/>
        </draw:connector>
        <draw:connector draw:style-name="gr4" draw:text-style-name="P3" draw:layer="layout" svg:x1="15cm" svg:y1="15.9cm" svg:x2="15cm" svg:y2="16.9cm" svg:d="M15000 15900v1000" svg:viewBox="0 0 1 1001">
          <text:p/>
        </draw:connector>
        <draw:connector draw:style-name="gr4" draw:text-style-name="P3" draw:layer="layout" svg:x1="21cm" svg:y1="7.1cm" svg:x2="21cm" svg:y2="8.1cm" svg:d="M21000 7100v1000" svg:viewBox="0 0 1 1001">
          <text:p/>
        </draw:connector>
        <draw:connector draw:style-name="gr4" draw:text-style-name="P3" draw:layer="layout" draw:type="curve" svg:x1="23cm" svg:y1="4.5cm" svg:x2="23cm" svg:y2="8.5cm" draw:start-shape="id4" draw:start-glue-point="1" draw:end-shape="id5" draw:end-glue-point="1" svg:d="M23000 4500c751 0 751 4000 0 4000" svg:viewBox="0 0 564 4001">
          <text:p/>
        </draw:connector>
        <draw:connector draw:style-name="gr4" draw:text-style-name="P3" draw:layer="layout" svg:x1="21cm" svg:y1="9cm" svg:x2="21cm" svg:y2="10cm" svg:d="M21000 9000v1000" svg:viewBox="0 0 1 1001">
          <text:p/>
        </draw:connector>
        <draw:connector draw:style-name="gr4" draw:text-style-name="P3" draw:layer="layout" draw:type="curve" svg:x1="5cm" svg:y1="5cm" svg:x2="7cm" svg:y2="4.5cm" draw:start-shape="id6" draw:start-glue-point="1" draw:end-shape="id7" draw:end-glue-point="3" svg:d="M5000 5000c1500 0 500-500 2000-500" svg:viewBox="0 0 2001 501">
          <text:p/>
        </draw:connector>
        <draw:connector draw:style-name="gr4" draw:text-style-name="P3" draw:layer="layout" draw:type="curve" draw:line-skew="-3.6cm -0.911cm" svg:x1="5cm" svg:y1="5cm" svg:x2="15cm" svg:y2="4cm" draw:start-shape="id6" draw:start-glue-point="1" draw:end-shape="id8" draw:end-glue-point="0" svg:d="M5000 5000c600 0 500-1206 2850-1986s7150-1132 7150 986" svg:viewBox="0 0 10001 2594">
          <text:p/>
        </draw:connector>
        <draw:connector draw:style-name="gr4" draw:text-style-name="P3" draw:layer="layout" draw:type="curve" svg:x1="13cm" svg:y1="18cm" svg:x2="11cm" svg:y2="4.5cm" draw:start-shape="id9" draw:start-glue-point="3" draw:end-shape="id7" draw:end-glue-point="1" svg:d="M13000 18000c-1500 0-500-13500-2000-13500" svg:viewBox="0 0 2001 13501">
          <text:p/>
        </draw:connector>
        <draw:connector draw:style-name="gr4" draw:text-style-name="P3" draw:layer="layout" svg:x1="9cm" svg:y1="5cm" svg:x2="9cm" svg:y2="6cm" svg:d="M9000 5000v1000" svg:viewBox="0 0 1 1001">
          <text:p/>
        </draw:connector>
        <draw:connector draw:style-name="gr4" draw:text-style-name="P3" draw:layer="layout" draw:type="curve" svg:x1="9cm" svg:y1="7cm" svg:x2="5cm" svg:y2="8cm" draw:start-shape="id10" draw:start-glue-point="2" draw:end-shape="id11" draw:end-glue-point="1" svg:d="M9000 7000c0 667-1333 1000-4000 1000" svg:viewBox="0 0 4001 1001">
          <text:p/>
        </draw:connector>
        <draw:connector draw:style-name="gr5" draw:text-style-name="P3" draw:layer="layout" draw:type="curve" draw:line-skew="0.742cm" svg:x1="19cm" svg:y1="8.5cm" svg:x2="15.316cm" svg:y2="3.053cm" draw:start-shape="id5" draw:start-glue-point="3" draw:end-shape="id12" draw:end-glue-point="2" svg:d="M19000 8500c-1650 0 192-5447-3684-5447" svg:viewBox="0 0 3685 5448">
          <text:p/>
        </draw:connector>
        <draw:connector draw:style-name="gr4" draw:text-style-name="P3" xml:id="id12" draw:id="id12" draw:layer="layout" draw:type="curve" draw:line-skew="-0.917cm" svg:x1="15.316cm" svg:y1="3.053cm" svg:x2="11cm" svg:y2="6.5cm" draw:end-shape="id10" draw:end-glue-point="1" svg:d="M15316 3053c-4236 0-2078 3447-4316 3447" svg:viewBox="0 0 4317 3448">
          <text:p/>
        </draw:connector>
        <draw:connector draw:style-name="gr4" draw:text-style-name="P3" draw:layer="layout" draw:type="curve" draw:line-skew="-1.895cm" svg:x1="23.838cm" svg:y1="2.392cm" svg:x2="17cm" svg:y2="6.5cm" draw:end-shape="id2" draw:end-glue-point="1" svg:d="M23838 2392c-7594 0-4176 4108-6838 4108" svg:viewBox="0 0 6839 4109">
          <text:p/>
        </draw:connector>
        <draw:connector draw:style-name="gr4" draw:text-style-name="P3" draw:layer="layout" draw:type="curve" svg:x1="17cm" svg:y1="12.5cm" svg:x2="24.016cm" svg:y2="12.517cm" draw:start-shape="id13" draw:start-glue-point="1" svg:d="M17000 12500c5638 0 2131 17 7016 17" svg:viewBox="0 0 7017 18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initial-creator>Robin Gruber</meta:initial-creator>
    <meta:creation-date>2020-04-22T10:26:08.130072264</meta:creation-date>
    <dc:date>2020-04-22T11:35:32.077277337</dc:date>
    <dc:creator>Robin Gruber</dc:creator>
    <meta:editing-duration>PT16M28S</meta:editing-duration>
    <meta:editing-cycles>5</meta:editing-cycles>
    <meta:generator>LibreOffice/6.4.2.2$Linux_X86_64 LibreOffice_project/40$Build-2</meta:generator>
    <meta:document-statistic meta:object-count="34"/>
  </office:meta>
</office:document-meta>
</file>